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5D0000004C178F3A2F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56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5cm" svg:height="2.7cm" svg:x="2.3cm" svg:y="3.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4cm" svg:y1="5.4cm" svg:x2="11.8cm" svg:y2="4.3cm">
            <text:p/>
          </draw:line>
          <draw:frame draw:style-name="gr3" draw:text-style-name="P2" draw:layer="layout" svg:width="11.3cm" svg:height="0.906cm" svg:x="15.6cm" svg:y="4.694cm">
            <draw:text-box>
              <text:p><text:span text:style-name="T1">Enter any identifier, name, synonym or key word</text:span></text:p>
            </draw:text-box>
          </draw:frame>
          <draw:line draw:style-name="gr2" draw:text-style-name="P1" draw:layer="layout" svg:x1="15.6cm" svg:y1="5.2cm" svg:x2="13.4cm" svg:y2="5.1cm">
            <text:p/>
          </draw:line>
          <draw:frame draw:style-name="gr4" draw:text-style-name="P1" draw:layer="layout" svg:width="9.849cm" svg:height="2.144cm" svg:x="3.551cm" svg:y="3.856cm">
            <draw:image xlink:href="Pictures/100002010000015D0000004C178F3A2F.tif" xlink:type="simple" xlink:show="embed" xlink:actuate="onLoad">
              <text:p/>
            </draw:image>
          </draw:frame>
          <draw:custom-shape draw:style-name="gr5" draw:text-style-name="P1" draw:layer="layout" svg:width="8.9cm" svg:height="1.5cm" svg:x="4.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2T13:51:47</dc:date>
    <meta:editing-duration>PT1H37M45S</meta:editing-duration>
    <meta:editing-cycles>10</meta:editing-cycles>
    <meta:generator>LibreOffice/3.4$Unix LibreOffice_project/340m1$Build-402</meta:generator>
    <meta:document-statistic meta:object-count="7"/>
  </office:meta>
</office:document-meta>
</file>